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automatic-styles>
    <style:style style:name="Tabla1" style:family="table">
      <style:table-properties style:width="18.253cm" fo:margin-left="-1.06cm" table:align="left"/>
    </style:style>
    <style:style style:name="Tabla1.A" style:family="table-column">
      <style:table-column-properties style:column-width="4.752cm"/>
    </style:style>
    <style:style style:name="Tabla1.B" style:family="table-column">
      <style:table-column-properties style:column-width="13.501cm"/>
    </style:style>
    <style:style style:name="Tabla1.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1.B1" style:family="table-cell">
      <style:table-cell-properties fo:padding-left="0.191cm" fo:padding-right="0.191cm" fo:padding-top="0cm" fo:padding-bottom="0cm" fo:border="0.5pt solid #000000"/>
    </style:style>
    <style:style style:name="Tabla1.B2" style:family="table-cell">
      <style:table-cell-properties fo:padding-left="0.191cm" fo:padding-right="0.191cm" fo:padding-top="0cm" fo:padding-bottom="0cm" fo:border="0.5pt solid #000000"/>
    </style:style>
    <style:style style:name="Tabla1.A3" style:family="table-cell">
      <style:table-cell-properties fo:padding-left="0.191cm" fo:padding-right="0.191cm" fo:padding-top="0cm" fo:padding-bottom="0cm" fo:border="0.5pt solid #000000"/>
    </style:style>
    <style:style style:name="Tabla1.4" style:family="table-row">
      <style:table-row-properties style:min-row-height="1.501cm" style:use-optimal-row-height="false"/>
    </style:style>
    <style:style style:name="Tabla1.A4" style:family="table-cell">
      <style:table-cell-properties style:vertical-align="middle" fo:background-color="#d9d9d9" fo:padding-left="0.191cm" fo:padding-right="0.191cm" fo:padding-top="0cm" fo:padding-bottom="0cm" fo:border-left="0.5pt solid #000000" fo:border-right="0.5pt solid #000000" fo:border-top="none" fo:border-bottom="0.5pt solid #000000">
        <style:background-image/>
      </style:table-cell-properties>
    </style:style>
    <style:style style:name="Tabla1.B4" style:family="table-cell">
      <style:table-cell-properties fo:padding-left="0.191cm" fo:padding-right="0.191cm" fo:padding-top="0cm" fo:padding-bottom="0cm" fo:border-left="0.5pt solid #000000" fo:border-right="0.5pt solid #000000" fo:border-top="none" fo:border-bottom="0.5pt solid #000000"/>
    </style:style>
    <style:style style:name="Tabla1.B5" style:family="table-cell">
      <style:table-cell-properties fo:padding-left="0.191cm" fo:padding-right="0.191cm" fo:padding-top="0cm" fo:padding-bottom="0cm" fo:border="0.5pt solid #000000"/>
    </style:style>
    <style:style style:name="Tabla1.B6" style:family="table-cell">
      <style:table-cell-properties fo:padding-left="0.191cm" fo:padding-right="0.191cm" fo:padding-top="0cm" fo:padding-bottom="0cm" fo:border="0.5pt solid #000000"/>
    </style:style>
    <style:style style:name="Tabla1.B7" style:family="table-cell">
      <style:table-cell-properties fo:padding-left="0.191cm" fo:padding-right="0.191cm" fo:padding-top="0cm" fo:padding-bottom="0cm" fo:border="0.5pt solid #000000"/>
    </style:style>
    <style:style style:name="Tabla1.A8" style:family="table-cell">
      <style:table-cell-properties fo:padding-left="0.191cm" fo:padding-right="0.191cm" fo:padding-top="0cm" fo:padding-bottom="0cm" fo:border="0.5pt solid #000000"/>
    </style:style>
    <style:style style:name="Tabla1.9" style:family="table-row">
      <style:table-row-properties style:min-row-height="0.704cm" style:use-optimal-row-height="false"/>
    </style:style>
    <style:style style:name="Tabla1.A9" style:family="table-cell">
      <style:table-cell-properties fo:background-color="#d9d9d9" fo:padding-left="0.191cm" fo:padding-right="0.191cm" fo:padding-top="0cm" fo:padding-bottom="0cm" fo:border="0.5pt solid #000000">
        <style:background-image/>
      </style:table-cell-properties>
    </style:style>
    <style:style style:name="Tabla1.10" style:family="table-row">
      <style:table-row-properties style:min-row-height="0.914cm" style:use-optimal-row-height="false"/>
    </style:style>
    <style:style style:name="Tabla1.A10" style:family="table-cell">
      <style:table-cell-properties fo:padding-left="0.191cm" fo:padding-right="0.191cm" fo:padding-top="0cm" fo:padding-bottom="0cm" fo:border="0.5pt solid #000000"/>
    </style:style>
    <style:style style:name="Tabla1.11" style:family="table-row">
      <style:table-row-properties style:min-row-height="0.718cm" style:use-optimal-row-height="false"/>
    </style:style>
    <style:style style:name="Tabla1.A11" style:family="table-cell">
      <style:table-cell-properties fo:background-color="#d9d9d9" fo:padding-left="0.191cm" fo:padding-right="0.191cm" fo:padding-top="0cm" fo:padding-bottom="0cm" fo:border="0.5pt solid #000000">
        <style:background-image/>
      </style:table-cell-properties>
    </style:style>
    <style:style style:name="Tabla1.A12" style:family="table-cell">
      <style:table-cell-properties fo:padding-left="0.191cm" fo:padding-right="0.191cm" fo:padding-top="0cm" fo:padding-bottom="0cm" fo:border="0.5pt solid #000000"/>
    </style:style>
    <style:style style:name="Tabla1.13" style:family="table-row">
      <style:table-row-properties style:min-row-height="0.693cm" style:use-optimal-row-height="false"/>
    </style:style>
    <style:style style:name="Tabla1.A13" style:family="table-cell">
      <style:table-cell-properties fo:padding-left="0.191cm" fo:padding-right="0.191cm" fo:padding-top="0cm" fo:padding-bottom="0cm" fo:border="0.5pt solid #000000"/>
    </style:style>
    <style:style style:name="Tabla1.A14" style:family="table-cell">
      <style:table-cell-properties fo:padding-left="0.191cm" fo:padding-right="0.191cm" fo:padding-top="0cm" fo:padding-bottom="0cm" fo:border="0.5pt solid #000000"/>
    </style:style>
    <style:style style:name="Tabla1.A15" style:family="table-cell">
      <style:table-cell-properties fo:padding-left="0.191cm" fo:padding-right="0.191cm" fo:padding-top="0cm" fo:padding-bottom="0cm" fo:border="0.5pt solid #000000"/>
    </style:style>
    <style:style style:name="Tabla1.B16" style:family="table-cell">
      <style:table-cell-properties fo:padding-left="0.191cm" fo:padding-right="0.191cm" fo:padding-top="0cm" fo:padding-bottom="0cm" fo:border="0.5pt solid #000000"/>
    </style:style>
    <style:style style:name="Tabla1.B17" style:family="table-cell">
      <style:table-cell-properties fo:padding-left="0.191cm" fo:padding-right="0.191cm" fo:padding-top="0cm" fo:padding-bottom="0cm" fo:border="0.5pt solid #000000"/>
    </style:style>
    <style:style style:name="Tabla1.B18" style:family="table-cell">
      <style:table-cell-properties fo:padding-left="0.191cm" fo:padding-right="0.191cm" fo:padding-top="0cm" fo:padding-bottom="0cm" fo:border="0.5pt solid #000000"/>
    </style:style>
    <style:style style:name="Tabla1.19" style:family="table-row">
      <style:table-row-properties style:min-row-height="1.813cm" style:use-optimal-row-height="false"/>
    </style:style>
    <style:style style:name="Tabla1.B19" style:family="table-cell">
      <style:table-cell-properties fo:padding-left="0.191cm" fo:padding-right="0.191cm" fo:padding-top="0cm" fo:padding-bottom="0cm" fo:border="0.5pt solid #000000"/>
    </style:style>
    <style:style style:name="Tabla1.B20" style:family="table-cell">
      <style:table-cell-properties fo:padding-left="0.191cm" fo:padding-right="0.191cm" fo:padding-top="0cm" fo:padding-bottom="0cm" fo:border="0.5pt solid #000000"/>
    </style:style>
    <style:style style:name="P1" style:family="paragraph" style:parent-style-name="Normal">
      <style:paragraph-properties fo:margin-top="0.212cm" fo:margin-bottom="0.212cm" style:contextual-spacing="false" fo:line-height="100%" fo:text-align="center" style:justify-single-word="false"/>
    </style:style>
    <style:style style:name="P2" style:family="paragraph" style:parent-style-name="Normal">
      <style:paragraph-properties fo:line-height="100%"/>
    </style:style>
    <style:style style:name="P3" style:family="paragraph" style:parent-style-name="Normal">
      <style:paragraph-properties fo:margin-left="-2.54cm" fo:margin-right="-2.54cm" fo:text-align="end" style:justify-single-word="false" fo:text-indent="0cm" style:auto-text-indent="false">
        <style:tab-stops/>
      </style:paragraph-properties>
    </style:style>
    <style:style style:name="P4" style:family="paragraph" style:parent-style-name="Normal">
      <style:paragraph-properties fo:text-align="center" style:justify-single-word="false" fo:orphans="0" fo:widows="0"/>
    </style:style>
    <style:style style:name="P5" style:family="paragraph" style:parent-style-name="Normal">
      <style:paragraph-properties fo:orphans="0" fo:widows="0"/>
      <style:text-properties fo:font-size="17pt" fo:font-weight="bold" style:font-size-asian="17pt" style:font-weight-asian="bold" style:font-size-complex="17pt"/>
    </style:style>
    <style:style style:name="P6" style:family="paragraph" style:parent-style-name="Normal">
      <style:paragraph-properties fo:line-height="100%"/>
      <style:text-properties style:font-name="Calibri" fo:font-weight="bold" style:font-name-asian="Calibri" style:font-weight-asian="bold" style:font-name-complex="Calibri"/>
    </style:style>
    <style:style style:name="P7" style:family="paragraph" style:parent-style-name="Normal">
      <style:paragraph-properties fo:line-height="100%" fo:text-align="center" style:justify-single-word="false"/>
      <style:text-properties style:font-name="Calibri" fo:font-weight="bold" style:font-name-asian="Calibri" style:font-weight-asian="bold" style:font-name-complex="Calibri"/>
    </style:style>
    <style:style style:name="P8" style:family="paragraph" style:parent-style-name="Normal">
      <style:paragraph-properties fo:margin-left="0cm" fo:margin-right="0cm" fo:line-height="100%" fo:text-indent="1.249cm" style:auto-text-indent="false"/>
      <style:text-properties style:font-name="Calibri" fo:font-weight="bold" style:font-name-asian="Calibri" style:font-weight-asian="bold" style:font-name-complex="Calibri"/>
    </style:style>
    <style:style style:name="P9" style:family="paragraph" style:parent-style-name="Normal">
      <style:paragraph-properties fo:line-height="100%"/>
      <style:text-properties style:font-name="Calibri" style:font-name-asian="Calibri" style:font-name-complex="Calibri"/>
    </style:style>
    <style:style style:name="P10" style:family="paragraph" style:parent-style-name="Normal">
      <style:paragraph-properties fo:line-height="100%" fo:text-align="center" style:justify-single-word="false"/>
      <style:text-properties style:font-name="Calibri" style:font-name-asian="Calibri" style:font-name-complex="Calibri"/>
    </style:style>
    <style:style style:name="P11" style:family="paragraph" style:parent-style-name="Normal">
      <style:paragraph-properties fo:margin-top="0cm" fo:margin-bottom="0.282cm" style:contextual-spacing="false" fo:line-height="106%"/>
      <style:text-properties style:font-name="Calibri" style:font-name-asian="Calibri" style:font-name-complex="Calibri"/>
    </style:style>
    <style:style style:name="P12" style:family="paragraph" style:parent-style-name="Normal">
      <style:paragraph-properties fo:margin-top="0.423cm" fo:margin-bottom="0.423cm" style:contextual-spacing="false" fo:line-height="100%" fo:text-align="center" style:justify-single-word="false"/>
      <style:text-properties style:font-name="Calibri" fo:font-size="15pt" fo:font-weight="bold" style:font-name-asian="Calibri" style:font-size-asian="15pt" style:font-weight-asian="bold" style:font-name-complex="Calibri" style:font-size-complex="15pt"/>
    </style:style>
    <style:style style:name="P13" style:family="paragraph" style:parent-style-name="Normal">
      <style:paragraph-properties fo:margin-top="0.212cm" fo:margin-bottom="0.212cm" style:contextual-spacing="false" fo:line-height="100%" fo:text-align="center" style:justify-single-word="false"/>
      <style:text-properties style:font-name="Calibri" fo:font-size="15pt" fo:font-weight="bold" style:font-name-asian="Calibri" style:font-size-asian="15pt" style:font-weight-asian="bold" style:font-name-complex="Calibri" style:font-size-complex="15pt"/>
    </style:style>
    <style:style style:name="P14" style:family="paragraph" style:parent-style-name="Normal">
      <style:paragraph-properties fo:line-height="100%"/>
      <style:text-properties fo:color="#0000ff" loext:opacity="100%" style:font-name="Calibri" style:font-name-asian="Calibri" style:font-name-complex="Calibri"/>
    </style:style>
    <style:style style:name="P15" style:family="paragraph" style:parent-style-name="Normal">
      <style:paragraph-properties fo:line-height="100%" fo:text-align="center" style:justify-single-word="false"/>
      <style:text-properties fo:color="#0000ff" loext:opacity="100%" style:font-name="Calibri" style:font-name-asian="Calibri" style:font-name-complex="Calibri"/>
    </style:style>
    <style:style style:name="P16" style:family="paragraph" style:parent-style-name="Normal">
      <style:paragraph-properties fo:margin-left="0.751cm" fo:margin-right="0cm" fo:line-height="106%" fo:text-indent="0cm" style:auto-text-indent="false">
        <style:tab-stops/>
      </style:paragraph-properties>
      <style:text-properties fo:color="#0000ff" loext:opacity="100%" style:font-name="Calibri" style:font-name-asian="Calibri" style:font-name-complex="Calibri"/>
    </style:style>
    <style:style style:name="P17" style:family="paragraph" style:parent-style-name="Normal">
      <style:paragraph-properties fo:margin-left="0.116cm" fo:margin-right="0cm" fo:line-height="106%" fo:text-indent="0cm" style:auto-text-indent="false">
        <style:tab-stops/>
      </style:paragraph-properties>
      <style:text-properties fo:color="#0000ff" loext:opacity="100%" style:font-name="Calibri" style:font-name-asian="Calibri" style:font-name-complex="Calibri"/>
    </style:style>
    <style:style style:name="P18" style:family="paragraph" style:parent-style-name="Normal">
      <style:paragraph-properties fo:line-height="100%"/>
      <style:text-properties fo:color="#0000ff" loext:opacity="100%" style:font-name="Calibri" officeooo:rsid="00117e0a" officeooo:paragraph-rsid="00117e0a" style:font-name-asian="Calibri" style:font-name-complex="Calibri"/>
    </style:style>
    <style:style style:name="P19" style:family="paragraph" style:parent-style-name="Normal">
      <style:paragraph-properties fo:line-height="100%"/>
      <style:text-properties fo:color="#0000ff" loext:opacity="100%" style:font-name="Calibri" officeooo:rsid="001196e0" officeooo:paragraph-rsid="001196e0" style:font-name-asian="Calibri" style:font-name-complex="Calibri"/>
    </style:style>
    <style:style style:name="P20" style:family="paragraph" style:parent-style-name="Normal">
      <style:paragraph-properties fo:line-height="100%"/>
      <style:text-properties fo:color="#0000ff" loext:opacity="100%" style:font-name="Calibri" officeooo:rsid="0011f4a0" officeooo:paragraph-rsid="001196e0" style:font-name-asian="Calibri" style:font-name-complex="Calibri"/>
    </style:style>
    <style:style style:name="P21" style:family="paragraph" style:parent-style-name="Normal">
      <style:paragraph-properties fo:line-height="100%"/>
      <style:text-properties fo:color="#0000ff" loext:opacity="100%" style:font-name="Calibri" officeooo:rsid="0011f4a0" officeooo:paragraph-rsid="0015a37f" style:font-name-asian="Calibri" style:font-name-complex="Calibri"/>
    </style:style>
    <style:style style:name="P22" style:family="paragraph" style:parent-style-name="Normal">
      <style:paragraph-properties fo:line-height="100%"/>
      <style:text-properties fo:color="#0000ff" loext:opacity="100%" style:font-name="Calibri" officeooo:rsid="0012ddb9" officeooo:paragraph-rsid="0012ddb9" style:font-name-asian="Calibri" style:font-name-complex="Calibri"/>
    </style:style>
    <style:style style:name="P23" style:family="paragraph" style:parent-style-name="Normal">
      <style:paragraph-properties fo:line-height="106%"/>
      <style:text-properties fo:color="#0000ff" loext:opacity="100%" style:font-name="Calibri" style:font-name-complex="Calibri"/>
    </style:style>
    <style:style style:name="P24" style:family="paragraph" style:parent-style-name="Normal">
      <style:paragraph-properties fo:line-height="100%"/>
      <style:text-properties fo:color="#0000ff" loext:opacity="100%" style:font-name="Calibri" fo:font-weight="bold" officeooo:rsid="00117e0a" officeooo:paragraph-rsid="00117e0a" style:font-name-asian="Calibri" style:font-weight-asian="bold" style:font-name-complex="Calibri" style:font-weight-complex="bold"/>
    </style:style>
    <style:style style:name="P25" style:family="paragraph" style:parent-style-name="Normal">
      <style:paragraph-properties fo:line-height="100%"/>
      <style:text-properties fo:color="#0000ff" loext:opacity="100%" style:font-name="Calibri" fo:font-weight="normal" officeooo:rsid="0011f4a0" officeooo:paragraph-rsid="0015a37f" style:font-name-asian="Calibri" style:font-weight-asian="normal" style:font-name-complex="Calibri" style:font-weight-complex="normal"/>
    </style:style>
    <style:style style:name="P26" style:family="paragraph" style:parent-style-name="Normal">
      <style:paragraph-properties fo:line-height="106%"/>
    </style:style>
    <style:style style:name="P27" style:family="paragraph" style:parent-style-name="Normal">
      <style:paragraph-properties fo:margin-left="0.751cm" fo:margin-right="0cm" fo:line-height="106%" fo:text-align="center" style:justify-single-word="false" fo:text-indent="0cm" style:auto-text-indent="false">
        <style:tab-stops/>
      </style:paragraph-properties>
    </style:style>
    <style:style style:name="P28" style:family="paragraph" style:parent-style-name="Normal">
      <style:text-properties fo:font-size="5pt" fo:font-weight="bold" style:font-size-asian="5pt" style:font-weight-asian="bold" style:font-size-complex="5pt"/>
    </style:style>
    <style:style style:name="P29" style:family="paragraph" style:parent-style-name="Normal">
      <style:paragraph-properties fo:margin-top="0.423cm" fo:margin-bottom="0.423cm" style:contextual-spacing="false" fo:line-height="100%" fo:text-align="center" style:justify-single-word="false"/>
      <style:text-properties fo:color="#000000" loext:opacity="100%" style:font-name="Calibri" fo:font-size="15pt" fo:font-weight="bold" style:font-name-asian="Calibri" style:font-size-asian="15pt" style:font-weight-asian="bold" style:font-name-complex="Calibri" style:font-size-complex="15pt"/>
    </style:style>
    <style:style style:name="P30" style:family="paragraph" style:parent-style-name="Normal">
      <style:paragraph-properties fo:margin-left="0.175cm" fo:margin-right="0cm" fo:line-height="106%" fo:text-indent="0cm" style:auto-text-indent="false">
        <style:tab-stops/>
      </style:paragraph-properties>
      <style:text-properties fo:color="#3333ff" loext:opacity="100%" style:font-name="Calibri" style:font-name-asian="Calibri" style:font-name-complex="Calibri"/>
    </style:style>
    <style:style style:name="P31" style:family="paragraph" style:parent-style-name="List_20_Paragraph" style:list-style-name="L4">
      <loext:graphic-properties draw:fill="none"/>
      <style:paragraph-properties fo:margin-left="0.199cm" fo:margin-right="0cm" fo:line-height="100%" fo:hyphenation-ladder-count="no-limit" fo:text-indent="-0.3cm" style:auto-text-indent="false" fo:background-color="transparent">
        <style:tab-stops/>
      </style:paragraph-properties>
      <style:text-properties fo:color="#0000ff" loext:opacity="100%" style:font-name="Calibri" style:font-name-asian="Calibri" style:font-name-complex="Calibri" fo:hyphenate="false" loext:hyphenation-no-caps="false" loext:hyphenation-no-last-word="false" loext:hyphenation-word-char-count="no-limit" loext:hyphenation-zone="no-limit"/>
    </style:style>
    <style:style style:name="P32" style:family="paragraph" style:parent-style-name="List_20_Paragraph" style:list-style-name="L5">
      <style:paragraph-properties fo:margin-left="0.81cm" fo:margin-right="0cm" fo:line-height="100%" fo:text-indent="-0.501cm" style:auto-text-indent="false">
        <style:tab-stops/>
      </style:paragraph-properties>
      <style:text-properties fo:color="#0000ff" loext:opacity="100%" style:font-name="Calibri" style:font-name-asian="Calibri" style:font-name-complex="Calibri"/>
    </style:style>
    <style:style style:name="P33" style:family="paragraph" style:parent-style-name="List_20_Paragraph" style:list-style-name="L2">
      <loext:graphic-properties draw:fill="none"/>
      <style:paragraph-properties fo:margin-left="0.3cm" fo:margin-right="0cm"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34" style:family="paragraph" style:parent-style-name="List_20_Paragraph" style:list-style-name="L2">
      <loext:graphic-properties draw:fill="none"/>
      <style:paragraph-properties fo:margin-left="0.3cm" fo:margin-right="0cm" fo:line-height="100%" fo:hyphenation-ladder-count="no-limit" fo:text-indent="0cm" style:auto-text-indent="false" fo:background-color="transparent">
        <style:tab-stops/>
      </style:paragraph-properties>
      <style:text-properties fo:color="#3333ff" loext:opacity="100%" style:font-name="Calibri" fo:language="es" fo:country="ES" style:font-name-complex="Calibri" fo:hyphenate="false" loext:hyphenation-no-caps="false" loext:hyphenation-no-last-word="false" loext:hyphenation-word-char-count="no-limit" loext:hyphenation-zone="no-limit"/>
    </style:style>
    <style:style style:name="P35" style:family="paragraph" style:parent-style-name="List_20_Paragraph" style:list-style-name="L3">
      <loext:graphic-properties draw:fill="none"/>
      <style:paragraph-properties fo:margin-left="0.499cm" fo:margin-right="0cm" fo:line-height="106%" fo:hyphenation-ladder-count="no-limit" fo:text-indent="0cm" style:auto-text-indent="false" fo:background-color="transparent">
        <style:tab-stops/>
      </style:paragraph-properties>
      <style:text-properties fo:color="#3333ff" loext:opacity="100%" style:font-name="Calibri" style:font-name-asian="Calibri" style:font-name-complex="Calibri" fo:hyphenate="false" loext:hyphenation-no-caps="false" loext:hyphenation-no-last-word="false" loext:hyphenation-word-char-count="no-limit" loext:hyphenation-zone="no-limit"/>
    </style:style>
    <style:style style:name="P36" style:family="paragraph" style:parent-style-name="List_20_Paragraph" style:list-style-name="L3">
      <loext:graphic-properties draw:fill="none"/>
      <style:paragraph-properties fo:margin-left="0.499cm" fo:margin-right="0cm" fo:line-height="106%"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37" style:family="paragraph" style:parent-style-name="Normal" style:master-page-name="MP0">
      <style:paragraph-properties fo:line-height="100%" style:page-number="1" fo:break-before="page"/>
      <style:text-properties style:font-name="Comfortaa" fo:font-size="10pt" style:font-name-asian="Comfortaa" style:font-size-asian="10pt" style:font-name-complex="Comfortaa" style:font-size-complex="10pt"/>
    </style:style>
    <style:style style:name="P38" style:family="paragraph" style:parent-style-name="Normal">
      <style:paragraph-properties fo:line-height="100%"/>
      <style:text-properties fo:color="#0000ff" loext:opacity="100%" style:font-name="Calibri" officeooo:rsid="0015a37f" officeooo:paragraph-rsid="0015a37f" style:font-name-asian="Calibri" style:font-name-complex="Calibri"/>
    </style:style>
    <style:style style:name="P39" style:family="paragraph" style:parent-style-name="Normal">
      <style:paragraph-properties fo:line-height="100%"/>
      <style:text-properties fo:color="#0000ff" loext:opacity="100%" style:font-name="Calibri" officeooo:paragraph-rsid="0021aa07" style:font-name-asian="Calibri" style:font-name-complex="Calibri"/>
    </style:style>
    <style:style style:name="P40" style:family="paragraph" style:parent-style-name="Normal" style:list-style-name="L1">
      <style:paragraph-properties fo:line-height="100%"/>
      <style:text-properties fo:color="#0000ff" loext:opacity="100%" style:font-name="Calibri" officeooo:paragraph-rsid="0024efaf" style:font-name-asian="Calibri" style:font-name-complex="Calibri"/>
    </style:style>
    <style:style style:name="P41" style:family="paragraph" style:parent-style-name="Normal">
      <style:paragraph-properties fo:line-height="100%"/>
      <style:text-properties fo:color="#0000ff" loext:opacity="100%" style:font-name="Calibri" officeooo:paragraph-rsid="0024efaf" style:font-name-asian="Calibri" style:font-name-complex="Calibri"/>
    </style:style>
    <style:style style:name="P42" style:family="paragraph" style:parent-style-name="Normal">
      <style:paragraph-properties fo:line-height="100%"/>
      <style:text-properties fo:color="#0000ff" loext:opacity="100%" style:font-name="Calibri" officeooo:rsid="0024ba12" officeooo:paragraph-rsid="0012ddb9" style:font-name-asian="Calibri" style:font-name-complex="Calibri"/>
    </style:style>
    <style:style style:name="P43" style:family="paragraph" style:parent-style-name="Normal">
      <style:paragraph-properties fo:line-height="100%"/>
      <style:text-properties fo:color="#0000ff" loext:opacity="100%" style:font-name="Calibri" officeooo:rsid="00288e4d" officeooo:paragraph-rsid="00288e4d" style:font-name-asian="Calibri" style:font-name-complex="Calibri"/>
    </style:style>
    <style:style style:name="P44" style:family="paragraph" style:parent-style-name="Normal" style:list-style-name="L1">
      <style:paragraph-properties fo:line-height="100%"/>
      <style:text-properties fo:color="#0000ff" loext:opacity="100%" style:font-name="Calibri" fo:font-weight="bold" officeooo:rsid="0024ba12" officeooo:paragraph-rsid="0024ba12" style:font-name-asian="Calibri" style:font-weight-asian="bold" style:font-name-complex="Calibri" style:font-weight-complex="bold"/>
    </style:style>
    <style:style style:name="P45" style:family="paragraph" style:parent-style-name="Normal" style:list-style-name="L1">
      <style:paragraph-properties fo:line-height="100%"/>
      <style:text-properties fo:color="#0000ff" loext:opacity="100%" style:font-name="Calibri" fo:font-weight="bold" officeooo:rsid="0024efaf" officeooo:paragraph-rsid="0024efaf" style:font-name-asian="Calibri" style:font-weight-asian="bold" style:font-name-complex="Calibri" style:font-weight-complex="bold"/>
    </style:style>
    <style:style style:name="P46" style:family="paragraph" style:parent-style-name="Normal">
      <style:paragraph-properties fo:line-height="100%"/>
      <style:text-properties fo:color="#0000ff" loext:opacity="100%" style:font-name="Calibri" fo:font-weight="normal" officeooo:rsid="0024ba12" officeooo:paragraph-rsid="0024ba12" style:font-name-asian="Calibri" style:font-weight-asian="normal" style:font-name-complex="Calibri" style:font-weight-complex="normal"/>
    </style:style>
    <style:style style:name="P47" style:family="paragraph" style:parent-style-name="Normal">
      <style:paragraph-properties fo:line-height="100%"/>
      <style:text-properties fo:color="#0000ff" loext:opacity="100%" style:font-name="Calibri" fo:font-weight="normal" officeooo:rsid="00288e4d" officeooo:paragraph-rsid="00288e4d" style:font-name-asian="Calibri" style:font-weight-asian="normal" style:font-name-complex="Calibri" style:font-weight-complex="normal"/>
    </style:style>
    <style:style style:name="P48" style:family="paragraph" style:parent-style-name="Normal" style:list-style-name="L2">
      <style:paragraph-properties fo:margin-left="0.751cm" fo:margin-right="0cm" fo:line-height="106%" fo:text-indent="0cm" style:auto-text-indent="false">
        <style:tab-stops/>
      </style:paragraph-properties>
    </style:style>
    <style:style style:name="P49" style:family="paragraph" style:parent-style-name="Normal">
      <style:paragraph-properties fo:line-height="100%"/>
      <style:text-properties style:font-name="Calibri" fo:font-weight="bold" style:font-name-asian="Calibri" style:font-weight-asian="bold" style:font-name-complex="Calibri"/>
    </style:style>
    <style:style style:name="P50" style:family="paragraph">
      <style:paragraph-properties fo:line-height="100%" fo:text-align="center" style:writing-mode="lr-tb"/>
    </style:style>
    <style:style style:name="P51" style:family="paragraph">
      <loext:graphic-properties draw:fill="none"/>
      <style:paragraph-properties style:writing-mode="lr-tb" style:font-independent-line-spacing="false"/>
    </style:style>
    <style:style style:name="T1" style:family="text">
      <style:text-properties fo:language="es" fo:country="ES"/>
    </style:style>
    <style:style style:name="T2" style:family="text">
      <style:text-properties fo:font-size="17pt" fo:font-weight="bold" style:font-size-asian="17pt" style:font-weight-asian="bold" style:font-size-complex="17pt"/>
    </style:style>
    <style:style style:name="T3" style:family="text">
      <style:text-properties fo:color="#0000ff" loext:opacity="100%" fo:font-size="17pt" fo:font-weight="bold" officeooo:rsid="00117e0a" style:font-size-asian="17pt" style:font-weight-asian="bold" style:font-size-complex="17pt"/>
    </style:style>
    <style:style style:name="T4" style:family="text">
      <style:text-properties fo:color="#0000ff" loext:opacity="100%" style:font-name="Calibri" style:font-name-asian="Calibri" style:font-name-complex="Calibri"/>
    </style:style>
    <style:style style:name="T5" style:family="text">
      <style:text-properties fo:color="#3333ff" loext:opacity="100%" style:font-name="Calibri" style:font-name-asian="Calibri" style:font-name-complex="Calibri"/>
    </style:style>
    <style:style style:name="T6" style:family="text">
      <style:text-properties fo:color="#3333ff" loext:opacity="100%" style:font-name="Calibri" officeooo:rsid="000e87a9" style:font-name-asian="Calibri" style:font-name-complex="Calibri"/>
    </style:style>
    <style:style style:name="T7" style:family="text">
      <style:text-properties fo:color="#3333ff" loext:opacity="100%" style:font-name="Calibri" fo:language="es" fo:country="ES" style:font-name-complex="Calibri"/>
    </style:style>
    <style:style style:name="T8" style:family="text">
      <style:text-properties fo:color="#3333ff" loext:opacity="100%" style:font-name="Calibri" fo:language="es" fo:country="ES" officeooo:rsid="000e87a9" style:font-name-complex="Calibri"/>
    </style:style>
    <style:style style:name="T9" style:family="text">
      <style:text-properties fo:color="#3333ff" loext:opacity="100%" style:font-name="Calibri" fo:language="es" fo:country="ES" officeooo:rsid="000fd6d7" style:font-name-complex="Calibri"/>
    </style:style>
    <style:style style:name="T10" style:family="text">
      <style:text-properties fo:color="#3333ff" loext:opacity="100%" style:font-name="Calibri" style:font-name-complex="Calibri"/>
    </style:style>
    <style:style style:name="T11" style:family="text">
      <style:text-properties fo:color="#3333ff" loext:opacity="100%" style:font-name="Calibri" style:font-name-complex="Calibri" style:font-weight-complex="bold"/>
    </style:style>
    <style:style style:name="T12" style:family="text">
      <style:text-properties style:font-name="Calibri" fo:font-weight="bold" style:font-name-asian="Calibri" style:font-weight-asian="bold" style:font-name-complex="Calibri"/>
    </style:style>
    <style:style style:name="T13" style:family="text">
      <style:text-properties style:font-name="Calibri" fo:font-size="15pt" fo:font-weight="bold" style:font-name-asian="Calibri" style:font-size-asian="15pt" style:font-weight-asian="bold" style:font-name-complex="Calibri" style:font-size-complex="15pt"/>
    </style:style>
    <style:style style:name="T14" style:family="text">
      <style:text-properties fo:color="#0000cc" loext:opacity="100%" style:font-name="Calibri" fo:font-size="15pt" fo:font-weight="bold" style:font-name-asian="Calibri" style:font-size-asian="15pt" style:font-weight-asian="bold" style:font-name-complex="Calibri" style:font-size-complex="15pt"/>
    </style:style>
    <style:style style:name="T15" style:family="text">
      <style:text-properties officeooo:rsid="000e87a9"/>
    </style:style>
    <style:style style:name="T16" style:family="text">
      <style:text-properties officeooo:rsid="000fd6d7"/>
    </style:style>
    <style:style style:name="T17" style:family="text">
      <style:text-properties fo:font-weight="bold" style:font-weight-asian="bold" style:font-weight-complex="bold"/>
    </style:style>
    <style:style style:name="T18" style:family="text">
      <style:text-properties fo:font-weight="bold" officeooo:rsid="00172bb0" style:font-weight-asian="bold" style:font-weight-complex="bold"/>
    </style:style>
    <style:style style:name="T19" style:family="text">
      <style:text-properties fo:font-weight="bold" officeooo:rsid="0024ba12" style:font-weight-asian="bold" style:font-weight-complex="bold"/>
    </style:style>
    <style:style style:name="T20" style:family="text">
      <style:text-properties fo:font-weight="bold" officeooo:rsid="0024efaf"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11f4a0" style:font-weight-asian="normal" style:font-weight-complex="normal"/>
    </style:style>
    <style:style style:name="T23" style:family="text">
      <style:text-properties fo:font-weight="normal" officeooo:rsid="0014e38f" style:font-weight-asian="normal" style:font-weight-complex="normal"/>
    </style:style>
    <style:style style:name="T24" style:family="text">
      <style:text-properties fo:font-weight="normal" officeooo:rsid="0018e225" style:font-weight-asian="normal" style:font-weight-complex="normal"/>
    </style:style>
    <style:style style:name="T25" style:family="text">
      <style:text-properties fo:font-weight="normal" officeooo:rsid="0021208b" style:font-weight-asian="normal" style:font-weight-complex="normal"/>
    </style:style>
    <style:style style:name="T26" style:family="text">
      <style:text-properties fo:font-weight="normal" officeooo:rsid="0024efaf" style:font-weight-asian="normal" style:font-weight-complex="normal"/>
    </style:style>
    <style:style style:name="T27" style:family="text">
      <style:text-properties fo:font-weight="normal" officeooo:rsid="00269776" style:font-weight-asian="normal" style:font-weight-complex="normal"/>
    </style:style>
    <style:style style:name="T28" style:family="text">
      <style:text-properties fo:font-weight="normal" officeooo:rsid="0029ea38" style:font-weight-asian="normal" style:font-weight-complex="normal"/>
    </style:style>
    <style:style style:name="T29" style:family="text">
      <style:text-properties officeooo:rsid="0024ba12"/>
    </style:style>
    <style:style style:name="T30" style:family="text">
      <style:text-properties fo:color="#006600" loext:opacity="100%" style:font-name="Roboto" fo:font-size="20pt" fo:font-weight="bold" style:font-name-asian="Roboto" style:font-size-asian="20pt" style:font-weight-asian="bold" style:font-name-complex="Roboto" style:font-size-complex="2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5LVL1" loext:num-list-format="%1%" text:bullet-char="●">
        <style:list-level-properties text:space-before="0.635cm" text:min-label-width="0.635cm"/>
        <style:text-properties style:font-name="Noto Sans Symbols"/>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Noto Sans Symbols"/>
      </text:list-level-style-bullet>
      <text:list-level-style-bullet text:level="4" text:style-name="WW_5f_CharLFO5LVL4" loext:num-list-format="%4%" text:bullet-char="●">
        <style:list-level-properties text:space-before="4.445cm" text:min-label-width="0.635cm"/>
        <style:text-properties style:font-name="Noto Sans Symbols"/>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Noto Sans Symbols"/>
      </text:list-level-style-bullet>
      <text:list-level-style-bullet text:level="7" text:style-name="WW_5f_CharLFO5LVL7" loext:num-list-format="%7%" text:bullet-char="●">
        <style:list-level-properties text:space-before="8.255cm" text:min-label-width="0.635cm"/>
        <style:text-properties style:font-name="Noto Sans Symbols"/>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loext:num-list-format="%1%" text:bullet-char="●">
        <style:list-level-properties text:space-before="0.635cm" text:min-label-width="0.635cm"/>
        <style:text-properties style:font-name="Noto Sans Symbols"/>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Noto Sans Symbols"/>
      </text:list-level-style-bullet>
      <text:list-level-style-bullet text:level="4" text:style-name="WW_5f_CharLFO6LVL4" loext:num-list-format="%4%" text:bullet-char="●">
        <style:list-level-properties text:space-before="4.445cm" text:min-label-width="0.635cm"/>
        <style:text-properties style:font-name="Noto Sans Symbols"/>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Noto Sans Symbols"/>
      </text:list-level-style-bullet>
      <text:list-level-style-bullet text:level="7" text:style-name="WW_5f_CharLFO6LVL7" loext:num-list-format="%7%" text:bullet-char="●">
        <style:list-level-properties text:space-before="8.255cm" text:min-label-width="0.635cm"/>
        <style:text-properties style:font-name="Noto Sans Symbols"/>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loext:num-list-format="%1%" text:bullet-char="●">
        <style:list-level-properties text:space-before="0.635cm" text:min-label-width="0.635cm"/>
        <style:text-properties style:font-name="Noto Sans Symbols"/>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Noto Sans Symbols"/>
      </text:list-level-style-bullet>
      <text:list-level-style-bullet text:level="4" text:style-name="WW_5f_CharLFO7LVL4" loext:num-list-format="%4%" text:bullet-char="●">
        <style:list-level-properties text:space-before="4.445cm" text:min-label-width="0.635cm"/>
        <style:text-properties style:font-name="Noto Sans Symbols"/>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Noto Sans Symbols"/>
      </text:list-level-style-bullet>
      <text:list-level-style-bullet text:level="7" text:style-name="WW_5f_CharLFO7LVL7" loext:num-list-format="%7%" text:bullet-char="●">
        <style:list-level-properties text:space-before="8.255cm" text:min-label-width="0.635cm"/>
        <style:text-properties style:font-name="Noto Sans Symbols"/>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loext:num-list-format="%1%" text:bullet-char="">
        <style:list-level-properties text:space-before="0.635cm" text:min-label-width="0.635cm"/>
        <style:text-properties style:font-name="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4"><text:span text:style-name="Default_20_Paragraph_20_Font"><text:span text:style-name="T2">NOMBRE DEL PROYECTO: </text:span></text:span><text:span text:style-name="Default_20_Paragraph_20_Font"><text:span text:style-name="T3">SolucionesVecinales</text:span></text:span></text:p>
      <text:p text:style-name="P5"/>
      <table:table table:name="Tabla1" table:style-name="Tabla1">
        <table:table-column table:style-name="Tabla1.A"/>
        <table:table-column table:style-name="Tabla1.B"/>
        <table:table-row>
          <table:table-cell table:style-name="Tabla1.A1" office:value-type="string">
            <text:p text:style-name="P6">AUTOR</text:p>
          </table:table-cell>
          <table:table-cell table:style-name="Tabla1.B1" office:value-type="string">
            <text:p text:style-name="P14"/>
            <text:p text:style-name="P24">Francisco Javier Sueza Rodríguez</text:p>
            <text:p text:style-name="P14"/>
          </table:table-cell>
        </table:table-row>
        <table:table-row>
          <table:table-cell table:style-name="Tabla1.A1" office:value-type="string">
            <text:p text:style-name="P6">CICLO FORMATIVO </text:p>
          </table:table-cell>
          <table:table-cell table:style-name="Tabla1.B2" office:value-type="string">
            <text:p text:style-name="P14"/>
            <text:p text:style-name="P18"><text:span text:style-name="T17">Desarrollo de Aplicaciones Web</text:span> (Jose Javier Bermúdez Hernández)</text:p>
            <text:p text:style-name="P14"/>
          </table:table-cell>
        </table:table-row>
        <table:table-row>
          <table:table-cell table:style-name="Tabla1.A3" table:number-columns-spanned="2" office:value-type="string">
            <text:p text:style-name="P29">[PROPUESTA DE PROYECTO]</text:p>
          </table:table-cell>
          <table:covered-table-cell/>
        </table:table-row>
        <table:table-row table:style-name="Tabla1.4">
          <table:table-cell table:style-name="Tabla1.A4" office:value-type="string">
            <text:p text:style-name="P6">TIPO DE DESARROLLO</text:p>
          </table:table-cell>
          <table:table-cell table:style-name="Tabla1.B4" office:value-type="string">
            <text:p text:style-name="P14"/>
            <text:p text:style-name="P24">Desarrollo Basado en Web</text:p>
          </table:table-cell>
        </table:table-row>
        <table:table-row>
          <table:table-cell table:style-name="Tabla1.A1" office:value-type="string">
            <text:p text:style-name="P6">INTRODUCCIÓN </text:p>
          </table:table-cell>
          <table:table-cell table:style-name="Tabla1.B5" office:value-type="string">
            <text:p text:style-name="P19"/>
            <text:p text:style-name="P19">La <text:span text:style-name="T17">gestión de comunidades de vecinos </text:span><text:span text:style-name="T21">es un tarea compleja que </text:span><text:span text:style-name="T24">implica diferentes actividades</text:span><text:span text:style-name="T21"> de tipo administrativo, financiero </text:span><text:span text:style-name="T22">y de mantenimiento, además de la </text:span><text:span text:style-name="T21">intermediación </text:span><text:span text:style-name="T22">y coordinación entre los vecinos que garantice una buena convivencia y el buen estado de las instalaciones comunes.</text:span></text:p>
            <text:p text:style-name="P20"><text:span text:style-name="T21"/></text:p>
            <text:p text:style-name="P21"><text:span text:style-name="T21">Para ayudar a simplificar esta tarea, </text:span><text:span text:style-name="T17">SolucionesVecinales,</text:span><text:span text:style-name="T21"> </text:span>ofrece una plataforma online para la gestión de comunidades, automatizando algunas de estas actividades y ofreciendo un punto de encuentro y canal de comunicación entre los diferentes agentes implicados en la gestión de la comunidad, como son los vecinos, el presidente y el administrador.</text:p>
            <text:p text:style-name="P38"/>
            <text:p text:style-name="P43">Este es un <text:span text:style-name="T17">proyecto propio</text:span>, por lo que las especificaciones y requisitos serán establecidos por el desarrollador, así como todos los objetivos que se pretenden alcanzar.</text:p>
            <text:p text:style-name="P25"><text:s/></text:p>
          </table:table-cell>
        </table:table-row>
        <table:table-row>
          <table:table-cell table:style-name="Tabla1.A1" office:value-type="string">
            <text:p text:style-name="P6"/>
            <text:p text:style-name="P6"/>
            <text:p text:style-name="P6">PLANTEAMIENTO </text:p>
          </table:table-cell>
          <table:table-cell table:style-name="Tabla1.B6" office:value-type="string">
            <text:p text:style-name="P14"/>
            <text:p text:style-name="P22">La <text:span text:style-name="T17">gestión de comunidades de vecinos</text:span><text:span text:style-name="T21"> conlleva la realización de una serie de tareas de diferente índole que comprenden desde la administración de los espacios comunitarios hasta la mediación entre conflictos vecinales. Ésta es una tarea compleja, cuyos responsables no son solo los encargados de ejercer las funciones de admnistración, como puede ser el presidente o el administrador de fincas, sino que también implica al resto de vecinos.</text:span></text:p>
            <text:p text:style-name="P22"><text:span text:style-name="T21"/></text:p>
            <text:p text:style-name="P22"><text:span text:style-name="T23">Esta complejidad</text:span><text:span text:style-name="T21"> hace que surgan </text:span><text:span text:style-name="T17">ciertos problemas</text:span><text:span text:style-name="T21">, como falta de transparencia en el proceso de administración, comunicación deficiente, problemas de coordinación, etc. Problemas que pueden generar desinterés por parte de los vecinos y frustración por parte de los administradores.</text:span></text:p>
            <text:p text:style-name="P14"/>
            <text:p text:style-name="P22">Actualmente podemos encontrar diversas aplicaciones para ayudar en esta gestión, pero son <text:span text:style-name="T17">aplicaciones costosas </text:span><text:span text:style-name="T21">y que </text:span><text:span text:style-name="T17">requiren de conocimientos en TIC </text:span><text:span text:style-name="T21">para su uso de forma eficiente.</text:span></text:p>
            <text:p text:style-name="P42"><text:span text:style-name="T18"/></text:p>
            <text:p text:style-name="P47">Por ello, es <text:span text:style-name="T17">necesario la creación de una aplicación</text:span> que permita a todo el mundo, independientemente de su nivel adquisitivo o sus conocimientos en TIC poder <text:soft-page-break/>realizar la administración de su comunidad de forma eficiente e implicarse en ella, ya que las decisiones durante este proceso afectán a todos los implicados. </text:p>
            <text:p text:style-name="P47"/>
            <text:p text:style-name="P47">Para <text:span text:style-name="T29">desarrollar una solución adecuada, </text:span>en primer lugar<text:span text:style-name="T29"> hay que tener en cuenta las </text:span><text:span text:style-name="T19">principales tareas </text:span><text:span text:style-name="T29">que implica la gestión de una comunidad de vecinos y el nivel de implicación y de permisos que tiene cada uno de los involucrados en este proceso. Así, podemos dividir las principales tareas en las siguientes:</text:span></text:p>
            <text:p text:style-name="P46"/>
            <text:list text:style-name="L1">
              <text:list-item>
                <text:p text:style-name="P44">Gestión de la domumentación <text:span text:style-name="T21">genera en el proceso de </text:span><text:span text:style-name="T26">administración</text:span><text:span text:style-name="T21">, como facturas, actas de reuniones, normativa aplicable, etc.</text:span></text:p>
              </text:list-item>
              <text:list-item>
                <text:p text:style-name="P44">Balance financiero <text:span text:style-name="T21">de la comunidad, teniendo en cuenta los ingresos por las cuotas, los impagos y los gastos generados.</text:span></text:p>
              </text:list-item>
              <text:list-item>
                <text:p text:style-name="P44">Gestión de las incidencias <text:span text:style-name="T21">que se produzcan en la comunidad.</text:span></text:p>
              </text:list-item>
              <text:list-item>
                <text:p text:style-name="P45">Reserva de instalaciones comunitarias.</text:p>
              </text:list-item>
              <text:list-item>
                <text:p text:style-name="P40"><text:span text:style-name="T20">Comunicaciones </text:span><text:span text:style-name="T27">entre los administradores y los usuarios.</text:span></text:p>
              </text:list-item>
            </text:list>
            <text:p text:style-name="P41"><text:span text:style-name="T27"/></text:p>
            <text:p text:style-name="P43"><text:span text:style-name="T28">En segundo lugar</text:span><text:span text:style-name="T21">, </text:span><text:span text:style-name="T28">hay que tener en cuenta </text:span><text:span text:style-name="T21"><text:s/>que la </text:span><text:span text:style-name="T17">accesibilidad </text:span><text:span text:style-name="T21">es un elemento clave, ya que no solo hay que facilicar la realización de las diferentes tareas administrativas, sino que estas puedan ser llevadas a cabo por todos los implicados, independientemente de sus problemas de accesibilidad o sus conocimientos informáticos. Por ello, hay que </text:span><text:span text:style-name="T17">diseñar una interfaz </text:span><text:span text:style-name="T21">amigable y </text:span><text:span text:style-name="T28">sencilla</text:span><text:span text:style-name="T21"> que permita al mayor número de vecinos usar nuestra aplicació</text:span><text:span text:style-name="T28">n de forma eficiente.</text:span></text:p>
          </table:table-cell>
        </table:table-row>
        <table:table-row>
          <table:table-cell table:style-name="Tabla1.A1" office:value-type="string">
            <text:p text:style-name="P6">FINALIDAD</text:p>
          </table:table-cell>
          <table:table-cell table:style-name="Tabla1.B7" office:value-type="string">
            <text:p text:style-name="P39"><text:span text:style-name="T25"/></text:p>
          </table:table-cell>
        </table:table-row>
        <table:table-row>
          <table:table-cell table:style-name="Tabla1.A8" table:number-columns-spanned="2" office:value-type="string">
            <text:p text:style-name="P12">OBJETIVOS</text:p>
            <text:p text:style-name="P10"/>
          </table:table-cell>
          <table:covered-table-cell/>
        </table:table-row>
        <table:table-row table:style-name="Tabla1.9">
          <table:table-cell table:style-name="Tabla1.A9" table:number-columns-spanned="2" office:value-type="string">
            <text:p text:style-name="P7">Objetivos Generales</text:p>
          </table:table-cell>
          <table:covered-table-cell/>
        </table:table-row>
        <table:table-row table:style-name="Tabla1.10">
          <table:table-cell table:style-name="Tabla1.A10" table:number-columns-spanned="2" office:value-type="string">
            <text:p text:style-name="P26"><text:span text:style-name="Default_20_Paragraph_20_Font"><text:span text:style-name="T4">[Responder al que, como y para que se va a hacer. Oraciones claras, concretas y breves descritas en infinitivo, los objetivos deben ser reales, alcanzables, logros factibles]</text:span></text:span></text:p>
            <text:list text:style-name="L2">
              <text:list-item>
                <text:p text:style-name="P33"><text:span text:style-name="Default_20_Paragraph_20_Font"><text:span text:style-name="T5">[</text:span></text:span><text:span text:style-name="Default_20_Paragraph_20_Font"><text:span text:style-name="T7">Describ</text:span></text:span><text:span text:style-name="Default_20_Paragraph_20_Font"><text:span text:style-name="T9">ir</text:span></text:span><text:span text:style-name="Default_20_Paragraph_20_Font"><text:span text:style-name="T7"> los objetivos del proyecto -sin entrar en concreciones- y cómo se relacionan con </text:span></text:span><text:span text:style-name="Default_20_Paragraph_20_Font"><text:span text:style-name="T8">l</text:span></text:span><text:span text:style-name="Default_20_Paragraph_20_Font"><text:span text:style-name="T7">os objetivos del negocio. Criterios de éxito medibles]</text:span></text:span></text:p>
              </text:list-item>
              <text:list-item>
                <text:p text:style-name="P34">[<text:span text:style-name="T16">Indicar donde</text:span> se utilizará el proyecto]</text:p>
              </text:list-item>
              <text:list-item>
                <text:p text:style-name="P33"><text:span text:style-name="Default_20_Paragraph_20_Font"><text:span text:style-name="T7">[Enumera</text:span></text:span><text:span text:style-name="Default_20_Paragraph_20_Font"><text:span text:style-name="T9">r</text:span></text:span><text:span text:style-name="Default_20_Paragraph_20_Font"><text:span text:style-name="T7"> en valor absoluto/relativo </text:span></text:span><text:span text:style-name="Default_20_Paragraph_20_Font"><text:span text:style-name="T9">según</text:span></text:span><text:span text:style-name="Default_20_Paragraph_20_Font"><text:span text:style-name="T7"> los objetivos el costo, programación y calidad.</text:span></text:span><text:span text:style-name="Default_20_Paragraph_20_Font"><text:span text:style-name="T5">]</text:span></text:span></text:p>
              </text:list-item>
            </text:list>
            <text:p text:style-name="P9"/>
          </table:table-cell>
          <table:covered-table-cell/>
        </table:table-row>
        <table:table-row table:style-name="Tabla1.11">
          <table:table-cell table:style-name="Tabla1.A11" table:number-columns-spanned="2" office:value-type="string">
            <text:p text:style-name="P27"><text:span text:style-name="Default_20_Paragraph_20_Font"><text:span text:style-name="T12">Objetivos Específicos</text:span></text:span></text:p>
          </table:table-cell>
          <table:covered-table-cell/>
        </table:table-row>
        <table:table-row table:style-name="Tabla1.10">
          <table:table-cell table:style-name="Tabla1.A12" table:number-columns-spanned="2" office:value-type="string">
            <text:p text:style-name="P26"><text:span text:style-name="Default_20_Paragraph_20_Font"><text:span text:style-name="T4">[Dar soluciones concretas a una causa y consecuencias del problema a resolver. Oraciones simples y cortas]</text:span></text:span></text:p>
            <text:list text:style-name="L3">
              <text:list-item>
                <text:p text:style-name="P35">[<text:span text:style-name="T16">C</text:span><text:span text:style-name="T15">omo</text:span> soluciona <text:span text:style-name="T16">tu aplicación </text:span><text:span text:style-name="T15">el</text:span> problema <text:span text:style-name="T15">en e</text:span>l proceso productivo/comercialización <text:span text:style-name="T15">o </text:span>mejora la calidad]</text:p>
              </text:list-item>
              <text:list-item>
                <text:p text:style-name="P36"><text:span text:style-name="Default_20_Paragraph_20_Font"><text:span text:style-name="T5">[</text:span></text:span><text:span text:style-name="Default_20_Paragraph_20_Font"><text:span text:style-name="T6">Que recursos utilizas para tu proyecto</text:span></text:span><text:span text:style-name="Default_20_Paragraph_20_Font"><text:span text:style-name="T5"> junto con las</text:span></text:span><text:span text:style-name="hgkelc"><text:span text:style-name="T11"> limitaciones aplicadas</text:span></text:span><text:span text:style-name="Default_20_Paragraph_20_Font"><text:span text:style-name="T5">]</text:span></text:span></text:p>
              </text:list-item>
            </text:list>
            <text:p text:style-name="P30"/>
            <text:p text:style-name="P16"/>
          </table:table-cell>
          <table:covered-table-cell/>
        </table:table-row>
        <table:table-row table:style-name="Tabla1.13">
          <table:table-cell table:style-name="Tabla1.A13" table:number-columns-spanned="2" office:value-type="string">
            <text:p text:style-name="P13">RECURSOS Y TECNOLOGÍAS A UTILIZAR</text:p>
          </table:table-cell>
          <table:covered-table-cell/>
        </table:table-row>
        <table:table-row table:style-name="Tabla1.10">
          <table:table-cell table:style-name="Tabla1.A14" table:number-columns-spanned="2" office:value-type="string">
            <text:p text:style-name="P23">[Enumerar las tecnologías implicadas en la realización y su utilidad para completar el proyecto: personas, <text:soft-page-break/>herramientas, lenguajes y equipo/s utilizado/s]</text:p>
            <text:list text:style-name="L2">
              <text:list-item>
                <text:p text:style-name="P48"><text:span text:style-name="Default_20_Paragraph_20_Font"><text:span text:style-name="T4">[Personal necesario para el desarrollo del proyecto]</text:span></text:span></text:p>
              </text:list-item>
              <text:list-item>
                <text:p text:style-name="P48"><text:span text:style-name="Default_20_Paragraph_20_Font"><text:span text:style-name="T4">[Herramientas tecnológicas base para el desarrollo y/o lenguajes a utilizar]</text:span></text:span></text:p>
              </text:list-item>
              <text:list-item>
                <text:p text:style-name="P48"><text:span text:style-name="Default_20_Paragraph_20_Font"><text:span text:style-name="T4">[Utilidades adicionales para el completado/mejora]</text:span></text:span></text:p>
              </text:list-item>
            </text:list>
            <text:p text:style-name="P17"/>
          </table:table-cell>
          <table:covered-table-cell/>
        </table:table-row>
        <table:table-row>
          <table:table-cell table:style-name="Tabla1.A15" table:number-columns-spanned="2" office:value-type="string">
            <text:p text:style-name="P1"><text:span text:style-name="Default_20_Paragraph_20_Font"><text:span text:style-name="T14">[NO OBLIGATORIO PARA SUPERAR LA TAREA]</text:span></text:span><text:span text:style-name="Default_20_Paragraph_20_Font"><text:span text:style-name="T13"> <text:s/>ELEMENTOS ADICIONALES </text:span></text:span></text:p>
            <text:p text:style-name="P15"/>
          </table:table-cell>
          <table:covered-table-cell/>
        </table:table-row>
        <table:table-row>
          <table:table-cell table:style-name="Tabla1.A1" office:value-type="string">
            <text:p text:style-name="P6">METODOLOGÍA </text:p>
          </table:table-cell>
          <table:table-cell table:style-name="Tabla1.B16" office:value-type="string">
            <text:p text:style-name="P14">[Descripción resumida de los pasos/visión del proyecto, junto con organización de las actividades]</text:p>
            <text:p text:style-name="P14"/>
            <text:p text:style-name="P14"/>
          </table:table-cell>
        </table:table-row>
        <table:table-row>
          <table:table-cell table:style-name="Tabla1.A1" office:value-type="string">
            <text:p text:style-name="P6">EVALUACIÓN</text:p>
            <text:p text:style-name="P8"/>
          </table:table-cell>
          <table:table-cell table:style-name="Tabla1.B17" office:value-type="string">
            <text:p text:style-name="P14">[Detallar cómo medirás los logros u objetivos]</text:p>
            <text:list text:style-name="L4">
              <text:list-item>
                <text:p text:style-name="P31">[Entregables al cliente: un nuevo producto/servicio, un informe, una actualización, etc.]</text:p>
              </text:list-item>
            </text:list>
            <text:p text:style-name="P14"/>
          </table:table-cell>
        </table:table-row>
        <table:table-row>
          <table:table-cell table:style-name="Tabla1.A1" office:value-type="string">
            <text:p text:style-name="P6">FINANCIACIÓN</text:p>
          </table:table-cell>
          <table:table-cell table:style-name="Tabla1.B18" office:value-type="string">
            <text:p text:style-name="P14">[Si buscas una subvención o apoyo económico, determina cuánto necesitarás y por cuánto tiempo]</text:p>
            <text:p text:style-name="P14"/>
            <text:p text:style-name="P14"/>
          </table:table-cell>
        </table:table-row>
        <table:table-row table:style-name="Tabla1.19">
          <table:table-cell table:style-name="Tabla1.A1" office:value-type="string">
            <text:p text:style-name="P6">PRESUPUESTO/RIESGOS</text:p>
          </table:table-cell>
          <table:table-cell table:style-name="Tabla1.B19" office:value-type="string">
            <text:p text:style-name="P14">[¿El proyecto busca generar algún tipo de ingreso?] </text:p>
            <text:list text:style-name="L5">
              <text:list-item>
                <text:p text:style-name="P32">[Resume los plazos y coste total aproximados.]</text:p>
              </text:list-item>
              <text:list-item>
                <text:p text:style-name="P32">[Describir la probabilidad de aparición de riesgos, el posible impacto y planes de mitigación si aparecen]</text:p>
              </text:list-item>
            </text:list>
            <text:p text:style-name="P14"/>
            <text:p text:style-name="P14"/>
          </table:table-cell>
        </table:table-row>
        <table:table-row table:style-name="Tabla1.19">
          <table:table-cell table:style-name="Tabla1.A1" office:value-type="string">
            <text:p text:style-name="P6">RESUMEN/CONCLUSIONES</text:p>
          </table:table-cell>
          <table:table-cell table:style-name="Tabla1.B20" office:value-type="string">
            <text:p text:style-name="P2"><text:span text:style-name="Default_20_Paragraph_20_Font"><text:span text:style-name="T5">[</text:span></text:span><text:span text:style-name="Default_20_Paragraph_20_Font"><text:span text:style-name="T10">Dar al cliente/s una breve descripción general del proyecto. El objetivo es dar un texto convincente para que queden convencidos de la idoneidad del proyecto.</text:span></text:span><text:span text:style-name="Default_20_Paragraph_20_Font"><text:span text:style-name="T5">]</text:span></text:span></text:p>
          </table:table-cell>
        </table:table-row>
      </table:table>
      <text:p text:style-name="P11"/>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fo:background-color="transparent"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212cm"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635cm" fo:margin-bottom="0.212cm" style:contextual-spacing="false"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564cm" fo:margin-bottom="0.141cm" style:contextual-spacing="false"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494cm" fo:margin-bottom="0.141cm" style:contextual-spacing="false"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41cm" style:contextual-spacing="false"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41cm" style:contextual-spacing="false"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06cm" style:contextual-spacing="false"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564cm" style:contextual-spacing="false"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gkelc"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2" style:display-name="WW_CharLFO5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3" style:display-name="WW_CharLFO5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4" style:display-name="WW_CharLFO5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5" style:display-name="WW_CharLFO5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6" style:display-name="WW_CharLFO5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7" style:display-name="WW_CharLFO5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8" style:display-name="WW_CharLFO5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9" style:display-name="WW_CharLFO5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1" style:display-name="WW_CharLFO6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2" style:display-name="WW_CharLFO6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3" style:display-name="WW_CharLFO6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4" style:display-name="WW_CharLFO6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5" style:display-name="WW_CharLFO6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6" style:display-name="WW_CharLFO6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7" style:display-name="WW_CharLFO6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8" style:display-name="WW_CharLFO6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9" style:display-name="WW_CharLFO6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1" style:display-name="WW_CharLFO7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2" style:display-name="WW_CharLFO7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3" style:display-name="WW_CharLFO7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6" style:display-name="WW_CharLFO7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7" style:display-name="WW_CharLFO7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8" style:display-name="WW_CharLFO7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9" style:display-name="WW_CharLFO7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line-height="100%" fo:text-align="center" style:writing-mode="lr-tb"/>
    </style:style>
    <style:style style:name="MP2" style:family="paragraph">
      <loext:graphic-properties draw:fill="none"/>
      <style:paragraph-properties style:writing-mode="lr-tb" style:font-independent-line-spacing="false"/>
    </style:style>
    <style:style style:name="MP3" style:family="paragraph" style:parent-style-name="Normal">
      <style:paragraph-properties fo:margin-left="-2.54cm" fo:margin-right="-2.54cm" fo:text-align="end" style:justify-single-word="false" fo:text-indent="0cm" style:auto-text-indent="false">
        <style:tab-stops/>
      </style:paragraph-properties>
    </style:style>
    <style:style style:name="MT1" style:family="text">
      <style:text-properties fo:color="#006600" loext:opacity="100%" style:font-name="Roboto" fo:font-size="20pt" fo:font-weight="bold" style:font-name-asian="Roboto" style:font-size-asian="20pt" style:font-weight-asian="bold" style:font-name-complex="Roboto" style:font-size-complex="20pt"/>
    </style:style>
    <style:style style:name="MT2" style:family="text">
      <style:text-properties fo:language="es" fo:country="ES"/>
    </style:style>
    <style:style style:name="M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3cm" fo:margin-bottom="0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2.24cm" fo:margin-left="0cm" fo:margin-right="0cm" fo:margin-bottom="0cm" style:dynamic-spacing="true"/>
      </style:header-style>
      <style:footer-style>
        <style:header-footer-properties fo:min-height="2.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custom-shape text:anchor-type="paragraph" draw:z-index="2" draw:name="Rectangle 7" draw:style-name="Mgr1" draw:text-style-name="MP2" svg:width="18.732cm" svg:height="1.355cm" svg:x="-1.482cm" svg:y="0.483cm"><text:p text:style-name="MP1"><text:span text:style-name="MT1">Solicitud de aprobación del Proyecto</text:span></text:p><draw:enhanced-geometry svg:viewBox="0 0 21600 21600" draw:type="non-primitive" draw:enhanced-path="M 0 0 L 21600 0 21600 21600 0 21600 Z N"/></draw:custom-shape><text:span text:style-name="Default_20_Paragraph_20_Font"><text:span text:style-name="MT2"/></text:span></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initial-creator>Manolo</meta:initial-creator>
    <meta:creation-date>2023-09-26T17:38:00Z</meta:creation-date>
    <dc:date>2024-11-11T11:54:46.050091164</dc:date>
    <meta:print-date>2023-09-08T09:47:00Z</meta:print-date>
    <meta:editing-cycles>22</meta:editing-cycles>
    <meta:editing-duration>PT1H40M54S</meta:editing-duration>
    <meta:document-statistic meta:table-count="1" meta:image-count="0" meta:object-count="0" meta:page-count="3" meta:paragraph-count="55" meta:word-count="811" meta:character-count="5467" meta:non-whitespace-character-count="4716"/>
    <meta:template xlink:type="simple" xlink:actuate="onRequest" xlink:title="" xlink:href="Normal.dotm"/>
  </office:meta>
</office:document-meta>
</file>